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fc2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8fc2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</text:span>xample of how you might structure a simple shopping app using Electrode:</text:p>
      <text:p text:style-name="Standard"/>
      <text:p text:style-name="Standard"/>
      <text:p text:style-name="P2">Directory Structure:</text:p>
      <text:p text:style-name="Standard"/>
      <text:p text:style-name="Standard"/>
      <text:p text:style-name="Standard"/>
      <text:p text:style-name="Standard">shopping-app/</text:p>
      <text:p text:style-name="Standard">│</text:p>
      <text:p text:style-name="Standard">├── config/</text:p>
      <text:p text:style-name="Standard">│ <text:s text:c="2"/>├── default.js</text:p>
      <text:p text:style-name="Standard">│ <text:s text:c="2"/>├── development.js</text:p>
      <text:p text:style-name="Standard">│ <text:s text:c="2"/>└── production.js</text:p>
      <text:p text:style-name="Standard">│</text:p>
      <text:p text:style-name="Standard">├── src/</text:p>
      <text:p text:style-name="Standard">│ <text:s text:c="2"/>├── client/</text:p>
      <text:p text:style-name="Standard">│ <text:s text:c="2"/>│ <text:s text:c="2"/>├── components/</text:p>
      <text:p text:style-name="Standard">│ <text:s text:c="2"/>│ <text:s text:c="2"/>│ <text:s text:c="2"/>├── Header.js</text:p>
      <text:p text:style-name="Standard">│ <text:s text:c="2"/>│ <text:s text:c="2"/>│ <text:s text:c="2"/>├── ProductList.js</text:p>
      <text:p text:style-name="Standard">│ <text:s text:c="2"/>│ <text:s text:c="2"/>│ <text:s text:c="2"/>└── ShoppingCart.js</text:p>
      <text:p text:style-name="Standard">│ <text:s text:c="2"/>│ <text:s text:c="2"/>├── containers/</text:p>
      <text:p text:style-name="Standard">│ <text:s text:c="2"/>│ <text:s text:c="2"/>│ <text:s text:c="2"/>├── ProductPage.js</text:p>
      <text:p text:style-name="Standard">│ <text:s text:c="2"/>│ <text:s text:c="2"/>│ <text:s text:c="2"/>└── ShoppingCartPage.js</text:p>
      <text:p text:style-name="Standard">│ <text:s text:c="2"/>│ <text:s text:c="2"/>├── actions/</text:p>
      <text:p text:style-name="Standard">│ <text:s text:c="2"/>│ <text:s text:c="2"/>├── reducers/</text:p>
      <text:p text:style-name="Standard">│ <text:s text:c="2"/>│ <text:s text:c="2"/>└── index.js (entry point for client-side JavaScript)</text:p>
      <text:p text:style-name="Standard">│ <text:s text:c="2"/>│</text:p>
      <text:p text:style-name="Standard">│ <text:s text:c="2"/>├── server/</text:p>
      <text:p text:style-name="Standard">│ <text:s text:c="2"/>│ <text:s text:c="2"/>├── routes/</text:p>
      <text:p text:style-name="Standard">│ <text:s text:c="2"/>│ <text:s text:c="2"/>│ <text:s text:c="2"/>├── api.js</text:p>
      <text:p text:style-name="Standard">│ <text:s text:c="2"/>│ <text:s text:c="2"/>│ <text:s text:c="2"/>└── index.js</text:p>
      <text:p text:style-name="Standard">│ <text:s text:c="2"/>│ <text:s text:c="2"/>├── middlewares/</text:p>
      <text:p text:style-name="Standard">│ <text:s text:c="2"/>│ <text:s text:c="2"/>└── index.js (entry point for server-side code)</text:p>
      <text:p text:style-name="Standard">│ <text:s text:c="2"/>│</text:p>
      <text:p text:style-name="Standard">│ <text:s text:c="2"/>└── shared/</text:p>
      <text:p text:style-name="Standard">│ <text:s text:c="6"/>├── constants/</text:p>
      <text:p text:style-name="Standard">│ <text:s text:c="6"/>│ <text:s text:c="2"/>└── actionTypes.js</text:p>
      <text:p text:style-name="Standard">│ <text:s text:c="6"/>└── utils/</text:p>
      <text:p text:style-name="Standard">│ <text:s text:c="10"/>└── api.js</text:p>
      <text:p text:style-name="Standard">│</text:p>
      <text:p text:style-name="Standard">├── test/</text:p>
      <text:p text:style-name="Standard">│ <text:s text:c="2"/>├── client/</text:p>
      <text:p text:style-name="Standard">│ <text:s text:c="2"/>└── server/</text:p>
      <text:p text:style-name="Standard">│</text:p>
      <text:p text:style-name="Standard">├── node_modules/</text:p>
      <text:p text:style-name="Standard">├── package.json</text:p>
      <text:p text:style-name="Standard">└── README.md</text:p>
      <text:p text:style-name="Standard"/>
      <text:p text:style-name="Standard"/>
      <text:p text:style-name="Standard"><text:soft-page-break/></text:p>
      <text:p text:style-name="Standard"/>
      <text:p text:style-name="P2">Components:</text:p>
      <text:p text:style-name="Standard"/>
      <text:p text:style-name="P1"><text:s text:c="4"/><text:span text:style-name="T3">Header.js:</text:span></text:p>
      <text:p text:style-name="P1"><text:s/></text:p>
      <text:p text:style-name="P1"><text:tab/>Component for displaying the header of the app.</text:p>
      <text:p text:style-name="P1"/>
      <text:p text:style-name="P1"><text:s text:c="4"/><text:span text:style-name="T3">ProductList.js:</text:span></text:p>
      <text:p text:style-name="P1"><text:s/></text:p>
      <text:p text:style-name="P1"><text:tab/>Component for displaying a list of products.</text:p>
      <text:p text:style-name="P1"/>
      <text:p text:style-name="P1"><text:s text:c="4"/><text:span text:style-name="T3">ShoppingCart.js:</text:span></text:p>
      <text:p text:style-name="P1"><text:s/></text:p>
      <text:p text:style-name="P1"><text:tab/>Component for displaying the shopping cart.</text:p>
      <text:p text:style-name="P1"/>
      <text:p text:style-name="P1"><text:s text:c="4"/><text:span text:style-name="T3">ProductPage.js:</text:span></text:p>
      <text:p text:style-name="P1"><text:s/></text:p>
      <text:p text:style-name="P1"><text:tab/>Container component for displaying individual product details.</text:p>
      <text:p text:style-name="P1"/>
      <text:p text:style-name="P1"><text:s text:c="4"/><text:span text:style-name="T3">ShoppingCartPage.js:</text:span></text:p>
      <text:p text:style-name="P1"><text:s/></text:p>
      <text:p text:style-name="P1"><text:tab/>Container component for managing the shopping cart.</text:p>
      <text:p text:style-name="Standard"/>
      <text:p text:style-name="P2"/>
      <text:p text:style-name="P2"/>
      <text:p text:style-name="P2">Server-side:</text:p>
      <text:p text:style-name="Standard"/>
      <text:p text:style-name="P1"><text:s text:c="4"/><text:span text:style-name="T3">api.js:</text:span> </text:p>
      <text:p text:style-name="P1"/>
      <text:p text:style-name="P1"><text:tab/>Utility function for making API requests.</text:p>
      <text:p text:style-name="P1"/>
      <text:p text:style-name="P1"><text:s text:c="4"/><text:span text:style-name="T3">routes/api.js:</text:span></text:p>
      <text:p text:style-name="P1"><text:s/></text:p>
      <text:p text:style-name="P1"><text:tab/>Defines routes for handling API requests related to shopping.</text:p>
      <text:p text:style-name="Standard"/>
      <text:p text:style-name="P2">Client-side:</text:p>
      <text:p text:style-name="Standard"/>
      <text:p text:style-name="P1"><text:s text:c="4"/><text:span text:style-name="T3">index.js:</text:span> </text:p>
      <text:p text:style-name="P1"/>
      <text:p text:style-name="P1"><text:tab/>Entry point for client-side JavaScript.</text:p>
      <text:p text:style-name="P1"/>
      <text:p text:style-name="P1"><text:s text:c="4"/><text:span text:style-name="T3">actions/:</text:span> </text:p>
      <text:p text:style-name="P1"/>
      <text:p text:style-name="P1"><text:tab/>Contains Redux action creators.</text:p>
      <text:p text:style-name="P1"/>
      <text:p text:style-name="P1"><text:s text:c="4"/><text:span text:style-name="T3">Reducers/:</text:span></text:p>
      <text:p text:style-name="P1"><text:s/></text:p>
      <text:p text:style-name="P1"><text:tab/>Contains Redux reducers.</text:p>
      <text:p text:style-name="P1"><text:soft-page-break/></text:p>
      <text:p text:style-name="P1"><text:s text:c="4"/></text:p>
      <text:p text:style-name="P1"><text:span text:style-name="T3">containers/:</text:span> </text:p>
      <text:p text:style-name="P1"/>
      <text:p text:style-name="P1"><text:tab/>Container components that connect Redux state to presentational components.</text:p>
      <text:p text:style-name="Standard"/>
      <text:p text:style-name="P2">Configuration:</text:p>
      <text:p text:style-name="Standard"/>
      <text:p text:style-name="P1"><text:s text:c="4"/><text:span text:style-name="T3">default.js:</text:span></text:p>
      <text:p text:style-name="P1"><text:s/></text:p>
      <text:p text:style-name="P1"><text:tab/>Default configuration settings.</text:p>
      <text:p text:style-name="P1"/>
      <text:p text:style-name="P1"><text:s text:c="4"/><text:span text:style-name="T3">development.js:</text:span></text:p>
      <text:p text:style-name="P1"><text:s/></text:p>
      <text:p text:style-name="P1"><text:tab/>Configuration settings specific to the development environment.</text:p>
      <text:p text:style-name="P1"/>
      <text:p text:style-name="P1"><text:s text:c="4"/><text:span text:style-name="T3">production.js:</text:span> </text:p>
      <text:p text:style-name="P1"/>
      <text:p text:style-name="P1"><text:tab/>Configuration settings specific to the production environment.</text:p>
      <text:p text:style-name="Standard"/>
      <text:p text:style-name="Standard"/>
      <text:p text:style-name="Standard">This is a basic example structure for a shopping app built with Electrode. Depending on the complexity of the application, <text:span text:style-name="T1">it</text:span> might have additional directories and files for managing assets, handling authentication, integrating with external services, etc.</text:p>
      <text:p text:style-name="Standard"/>
      <text:p text:style-name="P2">Directory Structure:</text:p>
      <text:p text:style-name="Standard"/>
      <text:p text:style-name="P1"><text:s text:c="4"/><text:span text:style-name="T3">config/:</text:span></text:p>
      <text:p text:style-name="P1"><text:s/></text:p>
      <text:p text:style-name="P1"><text:tab/>This directory contains configuration files for different environments (default.js, <text:tab/>development.js, production.js). These files define various settings such as API endpoints, <text:tab/>database connections, and other environment-specific configurations.</text:p>
      <text:p text:style-name="Standard"/>
      <text:p text:style-name="Standard"><text:s text:c="4"/><text:span text:style-name="T3">src/:</text:span></text:p>
      <text:p text:style-name="P1"><text:s text:c="8"/><text:tab/><text:span text:style-name="T3">client/:</text:span></text:p>
      <text:p text:style-name="P1"><text:span text:style-name="T3"/></text:p>
      <text:p text:style-name="P1"><text:tab/><text:tab/> Contains client-side code written in React.</text:p>
      <text:p text:style-name="P1"/>
      <text:p text:style-name="P1"><text:s text:c="12"/><text:span text:style-name="T3">Components/:</text:span></text:p>
      <text:p text:style-name="P1"><text:s/></text:p>
      <text:p text:style-name="P1"><text:tab/><text:tab/>Reusable React components responsible for rendering UI elements like the header, <text:tab/><text:tab/><text:tab/>product list, and shopping cart.</text:p>
      <text:p text:style-name="P1"/>
      <text:p text:style-name="P1"><text:s text:c="12"/><text:span text:style-name="T3">Containers/:</text:span></text:p>
      <text:p text:style-name="P1"><text:s/></text:p>
      <text:p text:style-name="P1"><text:tab/><text:tab/>Container components that manage the data flow between Redux state and <text:tab/><text:tab/><text:tab/><text:tab/>presentational components.</text:p>
      <text:p text:style-name="Standard"/>
      <text:p text:style-name="P1"><text:s text:c="3"/></text:p>
      <text:p text:style-name="P1"><text:soft-page-break/><text:span text:style-name="T3"/></text:p>
      <text:p text:style-name="P1"><text:span text:style-name="T3"/></text:p>
      <text:p text:style-name="P1"><text:span text:style-name="T4"><text:tab/></text:span><text:span text:style-name="T3">actions/:</text:span> </text:p>
      <text:p text:style-name="P1"/>
      <text:p text:style-name="P1"><text:tab/><text:tab/>Contains Redux action creators, functions that create actions dispatched to Redux <text:tab/><text:tab/><text:tab/>reducers.</text:p>
      <text:p text:style-name="P1"/>
      <text:p text:style-name="P1"><text:s text:c="12"/><text:span text:style-name="T3">Reducers/:</text:span></text:p>
      <text:p text:style-name="P1"><text:s/></text:p>
      <text:p text:style-name="P1"><text:tab/><text:tab/>Contains Redux reducers, pure functions that specify how application state changes <text:tab/><text:tab/><text:tab/>in response to actions.</text:p>
      <text:p text:style-name="P1"/>
      <text:p text:style-name="P1"><text:s text:c="12"/><text:span text:style-name="T3">index.js:</text:span> </text:p>
      <text:p text:style-name="P1"/>
      <text:p text:style-name="P1"><text:tab/><text:tab/>Entry point for client-side JavaScript.</text:p>
      <text:p text:style-name="P1"/>
      <text:p text:style-name="P1"><text:s text:c="7"/><text:span text:style-name="T2"><text:s/></text:span><text:span text:style-name="T3">server/:</text:span> </text:p>
      <text:p text:style-name="P1"/>
      <text:p text:style-name="P1"><text:tab/><text:tab/>Contains server-side code written in Node.js.</text:p>
      <text:p text:style-name="P1"/>
      <text:p text:style-name="P1"><text:s text:c="12"/></text:p>
      <text:p text:style-name="P1"><text:span text:style-name="T4"><text:tab/></text:span><text:span text:style-name="T3">routes/:</text:span> </text:p>
      <text:p text:style-name="P1"/>
      <text:p text:style-name="P1"><text:tab/><text:tab/>Defines routes for handling API requests related to shopping. For instance, /api/products <text:tab/><text:tab/>might retrieve a list of available products.</text:p>
      <text:p text:style-name="P1"/>
      <text:p text:style-name="P1"><text:s text:c="12"/><text:span text:style-name="T3">Middlewares/:</text:span></text:p>
      <text:p text:style-name="P1"><text:s/></text:p>
      <text:p text:style-name="P1"><text:tab/><text:tab/>Contains Express.js middleware functions that can be used to modify incoming requests <text:tab/><text:tab/>or outgoing responses.</text:p>
      <text:p text:style-name="P1"/>
      <text:p text:style-name="P1"><text:s text:c="12"/><text:span text:style-name="T3">index.js:</text:span> </text:p>
      <text:p text:style-name="P1"/>
      <text:p text:style-name="P1"><text:tab/><text:tab/>Entry point for server-side code.</text:p>
      <text:p text:style-name="P1"/>
      <text:p text:style-name="P1"><text:s text:c="8"/><text:span text:style-name="T2">shared/:</text:span> </text:p>
      <text:p text:style-name="P1"/>
      <text:p text:style-name="P1"><text:tab/><text:tab/>Contains code shared between client and server.</text:p>
      <text:p text:style-name="P1"/>
      <text:p text:style-name="P1"><text:s text:c="12"/></text:p>
      <text:p text:style-name="P1"><text:span text:style-name="T3"/></text:p>
      <text:p text:style-name="P1"><text:span text:style-name="T3">constants/:</text:span><text:span text:style-name="T5"> </text:span></text:p>
      <text:p text:style-name="P1"/>
      <text:p text:style-name="P1"><text:tab/><text:tab/>Defines constants used across the application, such as action types for Redux.</text:p>
      <text:p text:style-name="P1"><text:s text:c="12"/></text:p>
      <text:p text:style-name="P1"/>
      <text:p text:style-name="P1"><text:tab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4"><text:tab/></text:span><text:span text:style-name="T3">utils/:</text:span> </text:p>
      <text:p text:style-name="P1"/>
      <text:p text:style-name="P1"><text:tab/><text:tab/>Contains utility functions shared between client and server, such as functions for making <text:tab/><text:tab/>API requests.</text:p>
      <text:p text:style-name="Standard"/>
      <text:p text:style-name="P1"><text:s text:c="4"/><text:span text:style-name="T3">test/:</text:span> </text:p>
      <text:p text:style-name="P1"/>
      <text:p text:style-name="P1"><text:tab/>Contains unit tests for various parts of the application, segregated into client/ and server/ <text:tab/>directories for testing client-side and server-side code separately.</text:p>
      <text:p text:style-name="Standard"/>
      <text:p text:style-name="P2">Components:</text:p>
      <text:p text:style-name="Standard"/>
      <text:p text:style-name="P1"><text:s text:c="4"/><text:span text:style-name="T3">Header.js:</text:span></text:p>
      <text:p text:style-name="P1"><text:s/></text:p>
      <text:p text:style-name="P1"><text:tab/>Responsible for rendering the header of the app, which typically includes branding, navigation <text:tab/>links, and possibly user authentication controls.</text:p>
      <text:p text:style-name="Standard"/>
      <text:p text:style-name="P1"><text:s text:c="4"/><text:span text:style-name="T3">ProductList.js:</text:span></text:p>
      <text:p text:style-name="P1"><text:s/></text:p>
      <text:p text:style-name="P1"><text:tab/>Displays a list of products available for purchase. This component may fetch product data from <text:tab/>the server and render each product as a separate item.</text:p>
      <text:p text:style-name="Standard"/>
      <text:p text:style-name="P1"><text:s text:c="4"/><text:span text:style-name="T3">ShoppingCart.js:</text:span></text:p>
      <text:p text:style-name="P1"><text:s/></text:p>
      <text:p text:style-name="P1"><text:tab/>Displays the contents of the shopping cart, including the list of items, their quantities, and total <text:tab/>price. This component may also provide controls for updating the cart, such as removing items <text:tab/>or adjusting quantities.</text:p>
      <text:p text:style-name="Standard"/>
      <text:p text:style-name="P1"><text:s text:c="4"/><text:span text:style-name="T3">ProductPage.js:</text:span> </text:p>
      <text:p text:style-name="P1"/>
      <text:p text:style-name="P1"><text:tab/>Acts as a container component for displaying details of a specific product. This component <text:tab/>fetches detailed information about the product from the server and renders it for the user.</text:p>
      <text:p text:style-name="Standard"/>
      <text:p text:style-name="P1"><text:s text:c="4"/><text:span text:style-name="T3">ShoppingCartPage.js:</text:span></text:p>
      <text:p text:style-name="P1"><text:s/></text:p>
      <text:p text:style-name="P1"><text:tab/>Another container component responsible for managing the shopping cart. It may handle actions <text:tab/>such as adding items to the cart, updating quantities, and initiating the checkout process.</text:p>
      <text:p text:style-name="Standard"/>
      <text:p text:style-name="P2">Server-side:</text:p>
      <text:p text:style-name="Standard"/>
      <text:p text:style-name="P1"><text:s text:c="4"/><text:span text:style-name="T3">api.js:</text:span> </text:p>
      <text:p text:style-name="P1"/>
      <text:p text:style-name="P1"><text:tab/>Contains utility functions for making API requests to the server. This module encapsulates <text:tab/>common functionalities like fetching data from the server or posting data to the server.</text:p>
      <text:p text:style-name="Standard"/>
      <text:p text:style-name="P1"><text:s text:c="4"/></text:p>
      <text:p text:style-name="P1"><text:span text:style-name="T3"/></text:p>
      <text:p text:style-name="P1"><text:span text:style-name="T3"/></text:p>
      <text:p text:style-name="P1"><text:soft-page-break/><text:span text:style-name="T3">routes/api.js:</text:span> </text:p>
      <text:p text:style-name="P1"/>
      <text:p text:style-name="P1"><text:tab/>Defines routes for handling API requests related to shopping. These routes handle incoming <text:tab/>requests for fetching product data, updating the shopping cart, and other operations related to <text:tab/>shopping functionality.</text:p>
      <text:p text:style-name="Standard"/>
      <text:p text:style-name="P2"/>
      <text:p text:style-name="P2"/>
      <text:p text:style-name="P2"/>
      <text:p text:style-name="P2">Client-side:</text:p>
      <text:p text:style-name="Standard"/>
      <text:p text:style-name="P1"><text:s text:c="4"/><text:span text:style-name="T3">index.js:</text:span><text:span text:style-name="T2"> </text:span></text:p>
      <text:p text:style-name="P1"><text:span text:style-name="T2"/></text:p>
      <text:p text:style-name="P1"><text:tab/>Entry point for client-side JavaScript. This file typically initializes the React application and <text:tab/>renders the root component into the DOM.</text:p>
      <text:p text:style-name="Standard"/>
      <text:p text:style-name="P1"><text:s text:c="4"/></text:p>
      <text:p text:style-name="P1"><text:span text:style-name="T3">actions/:</text:span> </text:p>
      <text:p text:style-name="P1"/>
      <text:p text:style-name="P1"><text:tab/>Contains Redux action creators responsible for creating actions dispatched to Redux reducers. <text:tab/>Actions are payloads of information that send data from the application to the Redux store.</text:p>
      <text:p text:style-name="Standard"/>
      <text:p text:style-name="P1"><text:s text:c="4"/></text:p>
      <text:p text:style-name="P1"><text:span text:style-name="T3">reducers/:</text:span> </text:p>
      <text:p text:style-name="P1"/>
      <text:p text:style-name="P1"><text:tab/>Contains Redux reducers, which specify how application state changes in response to actions. <text:tab/>Reducers are pure functions that take the previous state and an action, and return the next state.</text:p>
      <text:p text:style-name="Standard"/>
      <text:p text:style-name="P1"><text:s text:c="4"/><text:span text:style-name="T3">containers/:</text:span> </text:p>
      <text:p text:style-name="P1"/>
      <text:p text:style-name="P1"><text:tab/>Container components that connect Redux state to presentational components. These <text:tab/>components manage the data flow between Redux state and the actual UI components.</text:p>
      <text:p text:style-name="Standard"/>
      <text:p text:style-name="P2">Configuration:</text:p>
      <text:p text:style-name="Standard"/>
      <text:p text:style-name="P1"><text:s text:c="4"/><text:span text:style-name="T3">default.js, development.js, production.js:</text:span> </text:p>
      <text:p text:style-name="P1"/>
      <text:p text:style-name="P1"><text:tab/>Configuration files for different environments. These files contain settings such as API <text:tab/>endpoints, database connections, and other environment-specific configurations. For example, <text:tab/>the development configuration might use a local server for API requests, while the production <text:tab/>configuration might point to a remote serv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3:11:35.669142346</meta:creation-date>
    <dc:date>2024-03-06T14:04:53.916732543</dc:date>
    <meta:editing-duration>PT53M18S</meta:editing-duration>
    <meta:editing-cycles>1</meta:editing-cycles>
    <meta:document-statistic meta:table-count="0" meta:image-count="0" meta:object-count="0" meta:page-count="6" meta:paragraph-count="162" meta:word-count="854" meta:character-count="6509" meta:non-whitespace-character-count="5277"/>
    <meta:generator>LibreOffice/7.6.5.2$Linux_X86_64 LibreOffice_project/60$Build-2</meta:generator>
  </office:meta>
</office:document-meta>
</file>